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a6de6" officeooo:paragraph-rsid="000937a1"/>
    </style:style>
    <style:style style:name="P2" style:family="paragraph" style:parent-style-name="Preformatted_20_Text">
      <style:text-properties officeooo:rsid="00043b9f" officeooo:paragraph-rsid="000937a1"/>
    </style:style>
    <style:style style:name="T1" style:family="text">
      <style:text-properties officeooo:rsid="000c8588"/>
    </style:style>
    <style:style style:name="T2" style:family="text">
      <style:text-properties officeooo:rsid="0005a6b4"/>
    </style:style>
    <style:style style:name="T3" style:family="text">
      <style:text-properties officeooo:rsid="00069ea4"/>
    </style:style>
    <style:style style:name="T4" style:family="text">
      <style:text-properties officeooo:rsid="0009318a"/>
    </style:style>
    <style:style style:name="T5" style:family="text">
      <style:text-properties officeooo:rsid="000a6de6"/>
    </style:style>
    <style:style style:name="T6" style:family="text">
      <style:text-properties officeooo:rsid="000a8a71"/>
    </style:style>
    <style:style style:name="T7" style:family="text">
      <style:text-properties officeooo:rsid="00093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1)</text:p>
      <text:p text:style-name="P2"><text:tab/>S1)<text:tab/></text:p>
      <text:p text:style-name="P2"><text:tab/><text:tab/>1. <text:span text:style-name="T7">The address of the set in each loop</text:span></text:p>
      <text:p text:style-name="P2"><text:tab/><text:tab/>2. Will stay the same since none are hit.</text:p>
      <text:p text:style-name="P2"><text:tab/><text:tab/>3. Change the a3 to 1</text:p>
      <text:p text:style-name="P2"><text:tab/>S2)</text:p>
      <text:p text:style-name="P2"><text:tab/><text:tab/>1. <text:span text:style-name="T7">16</text:span></text:p>
      <text:p text:style-name="P2"><text:tab/><text:tab/><text:span text:style-name="T2">2. M – H – H – H. </text:span></text:p>
      <text:p text:style-name="P2"><text:tab/><text:tab/><text:span text:style-name="T3">3. 75%. </text:span><text:s/><text:span text:style-name="T4">Every time a new block is encountered, should cache. The first attempt is miss and the next 3 are hits. Each block has 4 actions. Each inner loop accesses cache twice.</text:span></text:p>
      <text:p text:style-name="P2"><text:tab/><text:tab/><text:span text:style-name="T4">4. It’s proportional. After first outer loop, the cache has all the elements from the memory so there won’t be any miss.</text:span></text:p>
      <text:p text:style-name="P2"><text:tab/><text:tab/><text:span text:style-name="T5">5. One repcount at a time. Sets of each repcount.</text:span></text:p>
      <text:p text:style-name="P2"/>
      <text:p text:style-name="P1">Ex2)</text:p>
      <text:p text:style-name="P1"><text:tab/><text:span text:style-name="T6">1. kij performs the best. </text:span></text:p>
      <text:p text:style-name="P1"><text:tab/><text:span text:style-name="T6">2. jki performs the worst. </text:span></text:p>
      <text:p text:style-name="P1"><text:tab/><text:tab/><text:span text:style-name="T1">Every time elements of the arrays are accessed with J in the innermost loop, it caches a new memory creating a bigger delay than when it is in the outermost loop. In jki case, j increments slowest among loops so all arrays A, B and C depends more on I, J and K. I should be in the innermost loop since j and k are given and so that when I increments by 1, the arrays should have already loaded its j*nth elements in the cach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1:56:59.165701770</meta:creation-date>
    <dc:date>2017-10-27T15:34:42.247838347</dc:date>
    <meta:editing-duration>PT3H1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96" meta:character-count="985" meta:non-whitespace-character-count="773"/>
  </office:meta>
</office:document-meta>
</file>